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698b" officeooo:paragraph-rsid="0023698b"/>
    </style:style>
    <style:style style:name="P2" style:family="paragraph" style:parent-style-name="Standard">
      <style:text-properties officeooo:rsid="0026658a" officeooo:paragraph-rsid="0026658a"/>
    </style:style>
    <style:style style:name="P3" style:family="paragraph" style:parent-style-name="Standard">
      <style:text-properties officeooo:rsid="002743af" officeooo:paragraph-rsid="002743af"/>
    </style:style>
    <style:style style:name="P4" style:family="paragraph" style:parent-style-name="Standard">
      <style:text-properties officeooo:rsid="0027fb8e" officeooo:paragraph-rsid="0027fb8e"/>
    </style:style>
    <style:style style:name="P5" style:family="paragraph" style:parent-style-name="Standard">
      <style:text-properties officeooo:rsid="00294cd7" officeooo:paragraph-rsid="00294cd7"/>
    </style:style>
    <style:style style:name="P6" style:family="paragraph" style:parent-style-name="Standard">
      <style:text-properties officeooo:rsid="0029b4f5" officeooo:paragraph-rsid="0029b4f5"/>
    </style:style>
    <style:style style:name="P7" style:family="paragraph" style:parent-style-name="Standard">
      <style:text-properties officeooo:rsid="002b7d23" officeooo:paragraph-rsid="002b7d23"/>
    </style:style>
    <style:style style:name="P8" style:family="paragraph" style:parent-style-name="Standard">
      <style:text-properties officeooo:rsid="002c4f64" officeooo:paragraph-rsid="002c4f64"/>
    </style:style>
    <style:style style:name="P9" style:family="paragraph" style:parent-style-name="Standard">
      <style:text-properties fo:font-weight="bold" officeooo:rsid="0029b4f5" officeooo:paragraph-rsid="0029b4f5" fo:background-color="#ffff00" style:font-weight-asian="bold" style:font-weight-complex="bold"/>
    </style:style>
    <style:style style:name="P10" style:family="paragraph" style:parent-style-name="Standard">
      <style:text-properties fo:font-weight="bold" officeooo:rsid="002c4f64" officeooo:paragraph-rsid="002c4f64" fo:background-color="#ffff00" style:font-weight-asian="bold" style:font-weight-complex="bold"/>
    </style:style>
    <style:style style:name="P11" style:family="paragraph" style:parent-style-name="Standard">
      <style:text-properties officeooo:rsid="002f6395" officeooo:paragraph-rsid="002f6395" fo:background-color="#ffff00"/>
    </style:style>
    <style:style style:name="P12" style:family="paragraph" style:parent-style-name="Standard">
      <style:text-properties officeooo:rsid="002d9796" officeooo:paragraph-rsid="002d9796"/>
    </style:style>
    <style:style style:name="P13" style:family="paragraph" style:parent-style-name="Standard">
      <style:text-properties officeooo:rsid="002f6395" officeooo:paragraph-rsid="002f6395"/>
    </style:style>
    <style:style style:name="P14" style:family="paragraph" style:parent-style-name="Standard">
      <style:text-properties fo:font-size="10.5pt" officeooo:rsid="002f6395" officeooo:paragraph-rsid="002f6395" style:font-size-asian="10.5pt" style:font-size-complex="10.5pt"/>
    </style:style>
    <style:style style:name="P15" style:family="paragraph" style:parent-style-name="Standard">
      <style:text-properties officeooo:rsid="00318231" officeooo:paragraph-rsid="00318231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bold" officeooo:rsid="00212fba" style:font-size-asian="11.5pt" style:font-weight-asian="bold" style:font-size-complex="11.5pt" style:font-weight-complex="bold"/>
    </style:style>
    <style:style style:name="T3" style:family="text">
      <style:text-properties officeooo:rsid="0024acc1"/>
    </style:style>
    <style:style style:name="T4" style:family="text">
      <style:text-properties officeooo:rsid="00344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LLM (</text:span><text:span text:style-name="T1">MiniCPM-V-2_6</text:span><text:span text:style-name="T2">) for Image and Video Understanding: How to Install and Run MiniCPM-V</text:span> </text:p>
      <text:p text:style-name="Standard"/>
      <text:p text:style-name="P1">MiniCPM is series of end-side multimodel LLM designed for visual language understanding. It will answer questions related images and videos you uploaded.</text:p>
      <text:p text:style-name="P1"/>
      <text:p text:style-name="P1">sudo apt update</text:p>
      <text:p text:style-name="P1">sudo apt upgrade</text:p>
      <text:p text:style-name="P1"/>
      <text:p text:style-name="P1">sudo apt install git-all</text:p>
      <text:p text:style-name="P1"/>
      <text:p text:style-name="P2">Then, make sure that Git support for large-scale files is installed by running</text:p>
      <text:p text:style-name="P1">curl -s <text:a xlink:type="simple" xlink:href="https://packagecloud.io/install/repositories/github/git-lfs/script.deb.sh" text:style-name="Internet_20_link" text:visited-style-name="Visited_20_Internet_20_Link">https://packagecloud.io/install/repositories/github/git-lfs/script.deb.sh</text:a> | sudo <text:span text:style-name="T3">bash</text:span> </text:p>
      <text:p text:style-name="P1"/>
      <text:p text:style-name="P3">sudo apt-get install git-lfs</text:p>
      <text:p text:style-name="P3">git lfs install</text:p>
      <text:p text:style-name="P3"/>
      <text:p text:style-name="P4">git clone <text:a xlink:type="simple" xlink:href="https://github.com/OpenBMB/MiniCPM-V.git" text:style-name="Internet_20_link" text:visited-style-name="Visited_20_Internet_20_Link">https://github.com/OpenBMB/MiniCPM-V.git</text:a></text:p>
      <text:p text:style-name="P4"/>
      <text:p text:style-name="P5">cd MiniCPM-V</text:p>
      <text:p text:style-name="P5">ls -la</text:p>
      <text:p text:style-name="P5"/>
      <text:p text:style-name="P9">create virtual environment;</text:p>
      <text:p text:style-name="P6">python3 -m venv minicpm</text:p>
      <text:p text:style-name="P7">source minicpm/bin/activate</text:p>
      <text:p text:style-name="P7"/>
      <text:p text:style-name="P10">Lets install the required libraries:</text:p>
      <text:p text:style-name="P8"/>
      <text:p text:style-name="P7">pip install setuptools</text:p>
      <text:p text:style-name="P7"><text:s/></text:p>
      <text:p text:style-name="P7">to see <text:s/>the list &gt;&gt; pip list</text:p>
      <text:p text:style-name="P7"/>
      <text:p text:style-name="P8">pip install -r requirements.txt</text:p>
      <text:p text:style-name="P8"/>
      <text:p text:style-name="P12">Then, we need to install three additional packages to be able to run the model</text:p>
      <text:p text:style-name="P12">pip install huggingface_hub</text:p>
      <text:p text:style-name="P12">pip install wheel</text:p>
      <text:p text:style-name="P12">pip install flash_attn</text:p>
      <text:p text:style-name="P12"/>
      <text:p text:style-name="P13">Lets download the model:</text:p>
      <text:p text:style-name="P13"/>
      <text:p text:style-name="P13">mkdir model_files</text:p>
      <text:p text:style-name="P13"/>
      <text:p text:style-name="P11">Download model using hugging <text:s/>face hub. Run this script:</text:p>
      <text:p text:style-name="P14">from huggingface_hub import snapshot_download</text:p>
      <text:p text:style-name="P14">snapshot_download(repo_id=”openbmb/MiniCPM-V-2_6”, local_dir = “/home/modelscope/shan/MiniCPM-V-2_6”<text:span text:style-name="T4">)</text:span></text:p>
      <text:p text:style-name="P13"/>
      <text:p text:style-name="P15">Run the main script:</text:p>
      <text:p text:style-name="P15">python Chat-with-multiple-images.py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>Create conda environment </text:p>
      <text:p text:style-name="Standard">conda create -n MiniCPM-V-2_6 python=3.10 -y &amp;&amp; conda activate MiniCPM-V-2_6</text:p>
      <text:p text:style-name="Standard"/>
      <text:p text:style-name="Standard">Install required packages</text:p>
      <text:p text:style-name="Standard">pip install -r requirements.txt -i https://pypi.tuna.tsinghua.edu.cn/simple --default-timeout=1000</text:p>
      <text:p text:style-name="Standard"/>
      <text:p text:style-name="Standard">Install jupyter to run code on jupyter (Optional)</text:p>
      <text:p text:style-name="Standard">conda install jupyter -y</text:p>
      <text:p text:style-name="Standard">uninstall charset_normalizer -y </text:p>
      <text:p text:style-name="Standard">pip install charset_normalizer -y </text:p>
      <text:p text:style-name="Standard">jupyter notebook</text:p>
      <text:p text:style-name="Standard"/>
      <text:p text:style-name="Standard"><text:soft-page-break/>Download model:</text:p>
      <text:p text:style-name="Standard"/>
      <text:p text:style-name="Standard">modelscope download --model AI-ModelScope/MiniCPM-V-2_6 --local_dir /home/modelscope/shan/MiniCPM-V-2_6/mod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13:56:55.667272790</meta:creation-date>
    <meta:generator>LibreOffice/6.4.7.2$Linux_X86_64 LibreOffice_project/40$Build-2</meta:generator>
    <dc:date>2024-11-25T14:31:48.534166459</dc:date>
    <meta:editing-duration>PT1H7M42S</meta:editing-duration>
    <meta:editing-cycles>20</meta:editing-cycles>
    <meta:document-statistic meta:table-count="0" meta:image-count="0" meta:object-count="0" meta:page-count="3" meta:paragraph-count="42" meta:word-count="214" meta:character-count="1719" meta:non-whitespace-character-count="1541"/>
  </office:meta>
</office:document-meta>
</file>